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85cm" fo:min-width="1.698cm"/>
    </style:style>
    <style:style style:name="gr2" style:family="graphic" style:parent-style-name="standard">
      <style:graphic-properties draw:textarea-horizontal-align="justify" draw:textarea-vertical-align="middle" draw:auto-grow-height="false" fo:min-height="0.632cm" fo:min-width="1.383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1cm" fo:min-width="2.6cm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0.92cm" fo:min-width="1.628cm"/>
    </style:style>
    <style:style style:name="gr7" style:family="graphic" style:parent-style-name="standard">
      <style:graphic-properties draw:textarea-horizontal-align="justify" draw:textarea-vertical-align="middle" draw:auto-grow-height="false" fo:min-height="1.2cm" fo:min-width="2.5cm"/>
    </style:style>
    <style:style style:name="gr8" style:family="graphic" style:parent-style-name="standard">
      <style:graphic-properties draw:textarea-horizontal-align="justify" draw:textarea-vertical-align="middle" draw:auto-grow-height="false" fo:min-height="1.2cm" fo:min-width="2.6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xml:id="id1" draw:id="id1" draw:layer="layout" svg:width="2.4cm" svg:height="1.2cm" svg:x="13.7cm" svg:y="1.3cm">
          <text:p text:style-name="P1">微信登录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3.765cm" svg:height="1.763cm" svg:x="13.018cm" svg:y="3.537cm">
          <text:p text:style-name="P1">绑定学籍号？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svg:x1="14.9cm" svg:y1="2.5cm" svg:x2="14.9cm" svg:y2="3.537cm" draw:start-shape="id1" draw:start-glue-point="2" draw:end-shape="id2" svg:d="M14900 2500v1037" svg:viewBox="0 0 1 1038">
          <text:p/>
        </draw:connector>
        <draw:custom-shape draw:style-name="gr4" draw:text-style-name="P1" xml:id="id3" draw:id="id3" draw:layer="layout" svg:width="2.6cm" svg:height="1cm" svg:x="8.1cm" svg:y="5.9cm">
          <text:p text:style-name="P1">二维码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svg:x1="13.018cm" svg:y1="4.419cm" svg:x2="9.4cm" svg:y2="5.9cm" draw:start-shape="id2" draw:start-glue-point="5" draw:end-shape="id3" draw:end-glue-point="0" svg:d="M13018 4419h-3618v1481" svg:viewBox="0 0 3619 1482">
          <text:p text:style-name="P1">扫描</text:p>
        </draw:connector>
        <draw:custom-shape draw:style-name="gr6" draw:text-style-name="P1" xml:id="id4" draw:id="id4" draw:layer="layout" svg:width="2.3cm" svg:height="1.3cm" svg:x="3cm" svg:y="1.4cm">
          <text:p text:style-name="P1">账号体系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5" draw:id="id5" draw:layer="layout" svg:width="2.5cm" svg:height="1.2cm" svg:x="2.9cm" svg:y="4cm">
          <text:p text:style-name="P1">学校注册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4.15cm" svg:y1="2.7cm" svg:x2="4.15cm" svg:y2="4cm" draw:start-shape="id4" draw:start-glue-point="2" draw:end-shape="id5" draw:end-glue-point="0" svg:d="M4150 2700v1300" svg:viewBox="0 0 1 1301">
          <text:p/>
        </draw:connector>
        <draw:custom-shape draw:style-name="gr8" draw:text-style-name="P1" xml:id="id6" draw:id="id6" draw:layer="layout" svg:width="2.6cm" svg:height="1.2cm" svg:x="2.9cm" svg:y="6.5cm">
          <text:p text:style-name="P1">学校唯一标识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4.15cm" svg:y1="5.2cm" svg:x2="4.2cm" svg:y2="6.5cm" draw:start-shape="id5" draw:end-shape="id6" draw:end-glue-point="0" svg:d="M4150 5200v650h50v650" svg:viewBox="0 0 51 1301">
          <text:p text:style-name="P1">生成</text:p>
        </draw:connector>
        <draw:connector draw:style-name="gr5" draw:text-style-name="P1" draw:layer="layout" svg:x1="5.5cm" svg:y1="7.1cm" svg:x2="8.1cm" svg:y2="6.4cm" draw:start-shape="id6" draw:start-glue-point="1" draw:end-shape="id3" svg:d="M5500 7100h1300v-700h1300" svg:viewBox="0 0 2601 701">
          <text:p text:style-name="P1">生成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宋体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cm" fo:padding-bottom="0cm" fo:padding-left="0cm" fo:padding-right="0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0.5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0.5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05T16:51:44.713000000</meta:creation-date>
    <dc:date>2015-07-05T17:28:01.922000000</dc:date>
    <meta:editing-duration>PT21M6S</meta:editing-duration>
    <meta:editing-cycles>2</meta:editing-cycles>
    <meta:generator>LibreOffice/4.3.2.2$Windows_x86 LibreOffice_project/edfb5295ba211bd31ad47d0bad0118690f76407d</meta:generator>
    <meta:document-statistic meta:object-count="11"/>
  </office:meta>
</office:document-meta>
</file>